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b0b7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b22c9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bcd7fe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a19bbc" officeooo:paragraph-rsid="00bcd7fe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f960c" officeooo:paragraph-rsid="00af960c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b22c99" officeooo:paragraph-rsid="00b22c99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b38ca7" officeooo:paragraph-rsid="00b38ca7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bcd7fe" officeooo:paragraph-rsid="00bcd7fe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Arial1" fo:font-size="10pt" fo:font-weight="normal" officeooo:rsid="00aa6054" officeooo:paragraph-rsid="00aa6054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officeooo:rsid="00154e10" officeooo:paragraph-rsid="006d2296"/>
    </style:style>
    <style:style style:name="P14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4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5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a06f01" officeooo:paragraph-rsid="00a06f01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a06f01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bbe5c6" officeooo:paragraph-rsid="00bbe5c6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1" fo:font-size="10pt" fo:font-weight="normal" officeooo:rsid="00a06f01" officeooo:paragraph-rsid="00a06f01" fo:background-color="transparent" style:font-size-asian="10pt" style:font-weight-asian="normal" style:font-size-complex="10pt" style:font-weight-complex="normal"/>
    </style:style>
    <style:style style:name="P37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ae204a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c03171" officeooo:paragraph-rsid="00c071ad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use-window-font-color="true" style:font-name="Arial1" fo:font-size="10pt" fo:font-weight="normal" officeooo:rsid="00aa6054" officeooo:paragraph-rsid="00c071ad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3d35" officeooo:paragraph-rsid="00c071ad" fo:background-color="transparent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d119" officeooo:paragraph-rsid="00c071ad" fo:background-color="transparent" style:font-size-asian="10pt" style:font-size-complex="10pt"/>
    </style:style>
    <style:style style:name="P45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a06f01" style:font-weight-asian="normal" style:font-weight-complex="normal"/>
    </style:style>
    <style:style style:name="T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8" style:family="text">
      <style:text-properties style:font-name="Arial2"/>
    </style:style>
    <style:style style:name="T9" style:family="text">
      <style:text-properties officeooo:rsid="0084e411"/>
    </style:style>
    <style:style style:name="T10" style:family="text">
      <style:text-properties officeooo:rsid="000c6bcc"/>
    </style:style>
    <style:style style:name="T11" style:family="text">
      <style:text-properties officeooo:rsid="0007ca86"/>
    </style:style>
    <style:style style:name="T12" style:family="text">
      <style:text-properties officeooo:rsid="000d80b4"/>
    </style:style>
    <style:style style:name="T13" style:family="text">
      <style:text-properties officeooo:rsid="0092148e"/>
    </style:style>
    <style:style style:name="T14" style:family="text">
      <style:text-properties officeooo:rsid="00a06f01"/>
    </style:style>
    <style:style style:name="T15" style:family="text">
      <style:text-properties officeooo:rsid="00ad7ef9"/>
    </style:style>
    <style:style style:name="T16" style:family="text">
      <style:text-properties officeooo:rsid="00ae204a"/>
    </style:style>
    <style:style style:name="T17" style:family="text">
      <style:text-properties officeooo:rsid="00b066e8"/>
    </style:style>
    <style:style style:name="T18" style:family="text">
      <style:text-properties officeooo:rsid="00b38ca7"/>
    </style:style>
    <style:style style:name="T19" style:family="text">
      <style:text-properties officeooo:rsid="00b4c980"/>
    </style:style>
    <style:style style:name="T20" style:family="text">
      <style:text-properties officeooo:rsid="00b8c6ce"/>
    </style:style>
    <style:style style:name="T21" style:family="text">
      <style:text-properties officeooo:rsid="00b9f55c"/>
    </style:style>
    <style:style style:name="T22" style:family="text">
      <style:text-properties officeooo:rsid="00bcd7fe"/>
    </style:style>
    <style:style style:name="T23" style:family="text">
      <style:text-properties officeooo:rsid="00c119f1"/>
    </style:style>
    <style:style style:name="T24" style:family="text">
      <style:text-properties officeooo:rsid="00c071a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0.795cm" fo:min-width="17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T P<text:span text:style-name="T13">acman</text:span></text:p>
      <text:p text:style-name="P17"/>
      <text:p text:style-name="P17"/>
      <text:p text:style-name="P17"><draw:frame draw:style-name="fr1" draw:name="Cadre7" text:anchor-type="paragraph" svg:x="0.034cm" svg:y="0.233cm" svg:width="17.082cm" draw:z-index="1"><draw:text-box fo:min-height="0.79cm"><text:p text:style-name="P20">FICHE DE SPÉCIFICATION DE L’US N° : <text:span text:style-name="T14">388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9">version</text:p>
          </table:table-cell>
          <table:table-cell table:style-name="Tableau2.B2" office:value-type="string">
            <text:p text:style-name="P29">Date</text:p>
          </table:table-cell>
          <table:table-cell table:style-name="Tableau2.C2" office:value-type="string">
            <text:p text:style-name="P29">Auteur de la modification</text:p>
          </table:table-cell>
          <table:table-cell table:style-name="Tableau2.D2" office:value-type="string">
            <text:p text:style-name="P29">statut<text:note text:id="ftn1" text:note-class="footnote"><text:note-citation>1</text:note-citation><text:note-body><text:p text:style-name="P37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9">00</text:p>
          </table:table-cell>
          <table:table-cell table:style-name="Tableau2.B3" office:value-type="string">
            <text:p text:style-name="P30"><text:span text:style-name="T24">04/02</text:span>//201<text:span text:style-name="T24">9</text:span></text:p>
          </table:table-cell>
          <table:table-cell table:style-name="Tableau2.C3" office:value-type="string">
            <text:p text:style-name="P36">GC</text:p>
          </table:table-cell>
          <table:table-cell table:style-name="Tableau2.D3" office:value-type="string">
            <text:p text:style-name="P33">validé EPS</text:p>
          </table:table-cell>
        </table:table-row>
        <table:table-row>
          <table:table-cell table:style-name="Tableau2.A2" office:value-type="string">
            <text:p text:style-name="P29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3"><draw:frame draw:style-name="fr1" draw:name="Cadre2" text:anchor-type="paragraph" svg:x="0.018cm" svg:y="0.37cm" svg:width="17.03cm" draw:z-index="0"><draw:text-box fo:min-height="0.79cm"><text:p text:style-name="P24">FONCTIONNALIT<text:span text:style-name="T4">É : </text:span><text:span text:style-name="T5">Choisir d’afficher ou non les lignes et les colonnes entièrement à blanc</text:span></text:p></draw:text-box></draw:frame><draw:frame draw:style-name="fr1" draw:name="Cadre8" text:anchor-type="paragraph" svg:x="-0.019cm" svg:y="1.505cm" svg:width="17.014cm" draw:z-index="2"><draw:text-box fo:min-height="0.79cm"><text:p text:style-name="P24"><text:span text:style-name="T12">PROFIL</text:span> D'UTILISAT<text:span text:style-name="T12">EURS</text:span> CONCERN<text:span text:style-name="T4">É : <text:s/></text:span><text:span text:style-name="T5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7"/>
            <text:p text:style-name="P34">Description</text:p>
            <text:p text:style-name="P27"/>
          </table:table-cell>
          <table:covered-table-cell/>
        </table:table-row>
        <table:table-row>
          <table:table-cell table:style-name="Tableau1.A2" office:value-type="string">
            <text:p text:style-name="P28">En tant que</text:p>
          </table:table-cell>
          <table:table-cell table:style-name="Tableau1.B4" office:value-type="string">
            <text:p text:style-name="P31">consultant</text:p>
          </table:table-cell>
        </table:table-row>
        <table:table-row>
          <table:table-cell table:style-name="Tableau1.A2" office:value-type="string">
            <text:p text:style-name="P28">Je veux</text:p>
          </table:table-cell>
          <table:table-cell table:style-name="Tableau1.B4" office:value-type="string">
            <text:p text:style-name="P32"><text:span text:style-name="T17">c</text:span>hoisir d’afficher ou non les lignes et les colonnes entièrement à blanc</text:p>
          </table:table-cell>
        </table:table-row>
        <table:table-row>
          <table:table-cell table:style-name="Tableau1.A2" office:value-type="string">
            <text:p text:style-name="P28">Afin de/<text:span text:style-name="T9">que</text:span></text:p>
          </table:table-cell>
          <table:table-cell table:style-name="Tableau1.B4" office:value-type="string">
            <text:p text:style-name="P14">le tableau réponde à mes besoins de consultation</text:p>
          </table:table-cell>
        </table:table-row>
      </table:table>
      <text:p text:style-name="P21"/>
      <text:p text:style-name="P22"><draw:frame draw:style-name="fr2" draw:name="Cadre3" text:anchor-type="paragraph" svg:x="0.104cm" svg:y="7.558cm" svg:width="16.953cm" draw:z-index="6"><draw:text-box fo:min-height="2.738cm"><text:p text:style-name="P18">Liste des r<text:span text:style-name="T10">è</text:span>gles de gestion à appliquer pour cette fonctionnalité<text:span text:style-name="T11"> : </text:span></text:p><text:p text:style-name="P13"/></draw:text-box></draw:frame><draw:frame draw:style-name="fr2" draw:name="Cadre4" text:anchor-type="paragraph" svg:x="0.104cm" svg:y="2.228cm" svg:width="16.923cm" draw:z-index="3"><draw:text-box fo:min-height="4.819cm"><text:p text:style-name="P24"><text:span text:style-name="T2">Pré-requis à la mise en œuvre de la fonctionnalité</text:span><text:span text:style-name="T4"> : </text:span></text:p><text:p text:style-name="P7">L’utilisateur a choisi l’<text:span text:style-name="T22">un des deux menus « Afficher les lignes à blanc et/ou à 0 » ou « Afficher les colonnes à blanc et/ou à 0 »de l’item « Options » dans le bandeau du critère de page du tableau.</text:span></text:p></draw:text-box></draw:frame></text:p>
      <text:p text:style-name="P16">SPÉCIFICATIONS DÉTAILLÉES</text:p>
      <text:p text:style-name="P22"><draw:frame draw:style-name="fr2" draw:name="Cadre5" text:anchor-type="paragraph" svg:x="0.03cm" svg:y="0.37cm" svg:width="16.974cm" draw:z-index="5"><draw:text-box fo:min-height="14.97cm"><text:p text:style-name="P18">Description de la fonctionnalité : <text:span text:style-name="T3">cf. exemple d'écran en annexe de la fiche</text:span></text:p><text:p text:style-name="P6"><text:span text:style-name="T16">Lorsque l’</text:span>utilisateur a choisi l<text:span text:style-name="T15">e menu « Afficher les lignes à blanc et/ou à 0 » ou « Afficher les colonnes à blanc et/ou à 0 »de l’item « Options », le menu déroulant avec les options correspondantes est affiché.</text:span></text:p><text:p text:style-name="P6"/><text:p text:style-name="P11">S’il s’agit des lignes, les trois items sont les suivants :</text:p><text:p text:style-name="P6"/><text:p text:style-name="P9">- Ne pas afficher les lignes entièrement à <text:span text:style-name="T21">blanc </text:span>ou 0</text:p><text:p text:style-name="P9">- Ne pas afficher les lignes entièrement à <text:span text:style-name="T21">blanc</text:span></text:p><text:p text:style-name="P9">- Afficher toutes les lignes</text:p><text:p text:style-name="P9"/><text:p text:style-name="P11">S’il s’agit des colonnes, les trois items sont les suivants :</text:p><text:p text:style-name="P4"/><text:p text:style-name="P9">- Ne pas afficher les colonnes entièrement à <text:span text:style-name="T21">blanc</text:span> ou 0</text:p><text:p text:style-name="P9">- Ne pas afficher les colonnes entièrement à <text:span text:style-name="T21">blanc</text:span></text:p><text:p text:style-name="P9">- Afficher toutes les colonnes</text:p><text:p text:style-name="P5"/><text:p text:style-name="P10">Un seul choix doit être fait pour les lignes <text:span text:style-name="T22">d’une part </text:span><text:s/>et les colonnes <text:span text:style-name="T22">d’autre part</text:span>. <text:span text:style-name="T20">Lorsque l’utilisateur a fait ses choix, la fenêtre se ferme.</text:span></text:p><text:p text:style-name="P4"/><text:p text:style-name="P8">Par défaut, l’<text:span text:style-name="T18">affichage ne comprend pas les lignes et les colonnes entièrement à blanc.</text:span> Si le tableau est déjà affiché (les modalités de chaque dimension ont été choisies) lorsque l’utilisateur choisit un<text:span text:style-name="T18">e nouvelle option d’affichage des lignes ou des colonnes</text:span>, l’affichage du tableau est modifié dynamiquement en conséquence. </text:p><text:p text:style-name="P40"/><text:p text:style-name="P41">Lorsque l’utilisateur choisit d’afficher <text:span text:style-name="T24">toutes </text:span>les lignes (ou <text:span text:style-name="T24">toutes </text:span>les colonnes)<text:span text:style-name="T23">, le tableau est affiché en incluant les lignes (ou les colonnes) entièrement à blanc en tenant compte des modalités qui ont été choisies lors de la pré-sélection des modalités pour chacune des dimensions</text:span>.</text:p><text:p text:style-name="P43"/><text:p text:style-name="P44"/></draw:text-box></draw:frame><draw:frame draw:style-name="fr2" draw:name="Cadre6" text:anchor-type="paragraph" svg:x="0.041cm" svg:y="16.147cm" svg:width="16.974cm" draw:z-index="4"><draw:text-box fo:min-height="0.669cm"><text:p text:style-name="P18">Résultat attendu de la fonctionnalité<text:span text:style-name="T11"> : </text:span></text:p><text:p text:style-name="P12">Le tableau est affiché <text:span text:style-name="T19">avec l’affichage choisi pour les lignes et les colonnes entièrement à blanc</text:span></text:p></draw:text-box></draw:frame><text:soft-page-break/></text:p>
      <text:p text:style-name="P22"><draw:frame draw:style-name="fr3" draw:name="Cadre9" text:anchor-type="paragraph" svg:x="0.146cm" svg:y="0.415cm" svg:width="16.974cm" draw:z-index="7"><draw:text-box fo:min-height="0.669cm"><text:p text:style-name="P19"><text:span text:style-name="T11">C</text:span><text:span text:style-name="T1">ritère d’acceptation – Jeux de test </text:span><text:span text:style-name="T6">(</text:span><text:span text:style-name="T7">y c.</text:span><text:span text:style-name="T6"> d</text:span><text:span text:style-name="T7">é</text:span><text:span text:style-name="T6">finition de prêt)</text:span></text:p><text:p text:style-name="P42">Le tableau est affiché <text:span text:style-name="T19">avec l’affichage choisi pour les lignes et les colonnes entièrement à blanc</text:span></text:p><text:p text:style-name="P3"/><text:p text:style-name="P1"/><text:p text:style-name="P1"/></draw:text-box></draw:frame></text:p>
      <text:p text:style-name="P22"/>
      <text:p text:style-name="P38"><draw:custom-shape text:anchor-type="paragraph" draw:z-index="8" draw:name="Forme2" draw:style-name="gr1" draw:text-style-name="P45" svg:width="17.834cm" svg:height="10.796cm" svg:x="7.558cm" svg:y="3.639cm"><text:p/><draw:enhanced-geometry svg:viewBox="0 0 21600 21600" draw:type="rectangle" draw:enhanced-path="M 0 0 L 21600 0 21600 21600 0 21600 0 0 Z N"/></draw:custom-shape></text:p>
      <text:p text:style-name="P39">ANNEXE DE PR<text:span text:style-name="T8">É</text:span>SENTATION DES DONN<text:span text:style-name="T8">ÉES DE TEST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8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4T17:56:59.165000000</dc:date>
    <meta:editing-duration>P1DT23H38M23S</meta:editing-duration>
    <meta:editing-cycles>15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4" meta:word-count="447" meta:character-count="2633" meta:non-whitespace-character-count="2223"/>
  </office:meta>
</office:document-meta>
</file>